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23-06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3272" calcext:value-type="float">
            <text:p>20.08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22-09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1936" calcext:value-type="float">
            <text:p>20.06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22-08-08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3976" calcext:value-type="float">
            <text:p>21.14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22-07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8512" calcext:value-type="float">
            <text:p>20.09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22-07-1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6632" calcext:value-type="float">
            <text:p>20.29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22-06-27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9096" calcext:value-type="float">
            <text:p>20.19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21-08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21-07-27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21-07-13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21-06-2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21-06-08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21-05-24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20-08-12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20-07-2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20-07-16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20-06-3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20-06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1328" calcext:value-type="float">
            <text:p>20.53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1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8384" calcext:value-type="float">
            <text:p>20.59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164" calcext:value-type="float">
            <text:p>20.74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0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0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876" calcext:value-type="float">
            <text:p>20.55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0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064" calcext:value-type="float">
            <text:p>20.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016" calcext:value-type="float">
            <text:p>20.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444" calcext:value-type="float">
            <text:p>20.28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0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064" calcext:value-type="float">
            <text:p>20.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0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0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0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0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0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016" calcext:value-type="float">
            <text:p>20.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0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0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0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0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0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304" calcext:value-type="float">
            <text:p>20.5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0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0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0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0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0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6101391001</text:p>
          </table:table-cell>
          <table:table-cell office:value-type="string" calcext:value-type="string">
            <text:p>200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01" meta:object-count="0"/>
    <meta:user-defined meta:name="AppVersion">3.0</meta:user-defined>
  </office:meta>
</office:document-meta>
</file>